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1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pequeño">
      <style:graphic-properties draw:stroke="solid" draw:stroke-dash="Dashed_20__28_var_29_" draw:fill="gradient" draw:fill-color="#729fcf" draw:fill-gradient-name="Gradient_20_4" fo:min-height="0.15cm" fo:min-width="3.5cm"/>
    </style:style>
    <style:style style:name="gr2" style:family="graphic" style:parent-style-name="pequeño">
      <style:graphic-properties draw:stroke="solid" draw:stroke-dash="Dashed_20__28_var_29_" draw:fill="gradient" draw:fill-color="#729fcf" draw:fill-gradient-name="Gradient_20_4" fo:min-height="0.15cm" fo:min-width="7.5cm"/>
    </style:style>
    <style:style style:name="gr3" style:family="graphic" style:parent-style-name="standard">
      <style:graphic-properties draw:fill-color="#e6e905" draw:opacity="20%" draw:textarea-horizontal-align="justify" draw:textarea-vertical-align="middle" draw:auto-grow-height="false" fo:min-height="17.15cm" fo:min-width="3.5cm"/>
    </style:style>
    <style:style style:name="gr4" style:family="graphic" style:parent-style-name="amarillo">
      <style:graphic-properties fo:min-height="0.292cm" fo:min-width="1.442cm"/>
    </style:style>
    <style:style style:name="gr5" style:family="graphic" style:parent-style-name="verde">
      <style:graphic-properties fo:min-height="0.35cm" fo:min-width="1.5cm"/>
    </style:style>
    <style:style style:name="gr6" style:family="graphic" style:parent-style-name="standard">
      <style:graphic-properties draw:fill-color="#3faf46" draw:opacity="20%" draw:textarea-horizontal-align="justify" draw:textarea-vertical-align="middle" draw:auto-grow-height="false" fo:min-height="17.15cm" fo:min-width="7.5cm"/>
    </style:style>
    <style:style style:name="gr7" style:family="graphic" style:parent-style-name="azul">
      <style:graphic-properties draw:fill-color="#ffbf00"/>
    </style:style>
    <style:style style:name="gr8" style:family="graphic" style:parent-style-name="azul">
      <style:graphic-properties fo:min-height="0.292cm" fo:min-width="5.442cm"/>
    </style:style>
    <style:style style:name="gr9" style:family="graphic" style:parent-style-name="standard">
      <style:graphic-properties draw:fill-color="#e6e905" draw:opacity="20%" draw:textarea-horizontal-align="justify" draw:textarea-vertical-align="middle" draw:auto-grow-height="false" fo:min-height="20.75cm" fo:min-width="1.5cm"/>
    </style:style>
    <style:style style:name="gr10" style:family="graphic" style:parent-style-name="standard">
      <style:graphic-properties draw:fill-color="#77bc65" draw:opacity="20%" draw:textarea-horizontal-align="justify" draw:textarea-vertical-align="middle" draw:auto-grow-height="false" fo:min-height="20.75cm" fo:min-width="5.5cm"/>
    </style:style>
    <style:style style:name="gr11" style:family="graphic" style:parent-style-name="standard">
      <style:graphic-properties draw:fill-color="#729fcf" draw:opacity="20%" draw:textarea-horizontal-align="justify" draw:textarea-vertical-align="middle" draw:auto-grow-height="false" fo:min-height="20.75cm" fo:min-width="5.5cm"/>
    </style:style>
    <style:style style:name="gr12" style:family="graphic" style:parent-style-name="pequeño">
      <style:graphic-properties draw:fill="solid" draw:fill-color="#ffffff" draw:textarea-vertical-align="top" fo:min-height="0.112cm" fo:min-width="0.462cm"/>
    </style:style>
    <style:style style:name="gr13" style:family="graphic" style:parent-style-name="objectwithoutfill">
      <style:graphic-properties svg:stroke-width="0.028cm" svg:stroke-color="#468a1a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4" style:family="graphic" style:parent-style-name="pequeño">
      <style:graphic-properties draw:stroke="solid" draw:stroke-dash="Dashed_20__28_var_29_" draw:fill="gradient" draw:fill-color="#729fcf" draw:fill-gradient-name="Gradient_20_4" fo:min-height="0.15cm" fo:min-width="1.5cm"/>
    </style:style>
    <style:style style:name="gr15" style:family="graphic" style:parent-style-name="pequeño">
      <style:graphic-properties draw:stroke="solid" draw:stroke-dash="Dashed_20__28_var_29_" draw:fill="gradient" draw:fill-color="#729fcf" draw:fill-gradient-name="Gradient_20_4" fo:min-height="0.15cm" fo:min-width="5.5cm"/>
    </style:style>
    <style:style style:name="gr16" style:family="graphic" style:parent-style-name="amarillo">
      <style:graphic-properties draw:textarea-vertical-align="top" fo:min-height="0.112cm" fo:min-width="1.662cm"/>
    </style:style>
    <style:style style:name="gr17" style:family="graphic" style:parent-style-name="conector_5f_sin_5f_flecha">
      <style:graphic-properties draw:textarea-vertical-align="top"/>
    </style:style>
    <style:style style:name="gr18" style:family="graphic" style:parent-style-name="amarillo">
      <style:graphic-properties draw:textarea-vertical-align="top" fo:min-height="0.112cm" fo:min-width="2.262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amarillo">
      <style:graphic-properties draw:textarea-vertical-align="top" fo:min-height="0.112cm" fo:min-width="2.462cm"/>
    </style:style>
    <style:style style:name="gr21" style:family="graphic" style:parent-style-name="amarillo">
      <style:graphic-properties draw:textarea-vertical-align="top" fo:min-height="0.112cm" fo:min-width="2.261cm"/>
    </style:style>
    <style:style style:name="P1" style:family="paragraph">
      <loext:graphic-properties draw:fill="gradient" draw:fill-color="#729fcf" draw:fill-gradient-name="Gradient_20_4"/>
    </style:style>
    <style:style style:name="P2" style:family="paragraph">
      <loext:graphic-properties draw:fill-color="#e6e905" draw:opacity="20%"/>
      <style:paragraph-properties fo:text-align="center"/>
    </style:style>
    <style:style style:name="P3" style:family="paragraph">
      <style:text-properties fo:font-weight="bold"/>
    </style:style>
    <style:style style:name="P4" style:family="paragraph">
      <loext:graphic-properties draw:fill-color="#3faf46" draw:opacity="20%"/>
      <style:paragraph-properties fo:text-align="center"/>
    </style:style>
    <style:style style:name="P5" style:family="paragraph">
      <loext:graphic-properties draw:fill-color="#ffbf00"/>
    </style:style>
    <style:style style:name="P6" style:family="paragraph">
      <loext:graphic-properties draw:fill-color="#77bc65" draw:opacity="20%"/>
      <style:paragraph-properties fo:text-align="center"/>
    </style:style>
    <style:style style:name="P7" style:family="paragraph">
      <loext:graphic-properties draw:fill-color="#729fcf" draw:opacity="20%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cm" svg:height="0.4cm" svg:x="2cm" svg:y="1.6cm">
          <text:p>Browser contr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0.4cm" svg:x="6cm" svg:y="1.6cm">
          <text:p>Tiddlywiki control</text:p>
          <draw:enhanced-geometry svg:viewBox="0 0 21600 21600" draw:type="rectangle" draw:enhanced-path="M 0 0 L 21600 0 21600 21600 0 21600 0 0 Z N"/>
        </draw:custom-shape>
        <draw:connector draw:style-name="conector_5f_sin_5f_flecha" draw:layer="layout" draw:type="line" svg:x1="5cm" svg:y1="6.7cm" svg:x2="7cm" svg:y2="6.7cm" draw:start-shape="id1" draw:start-glue-point="1" svg:d="M5000 6700h2000" svg:viewBox="0 0 2001 1">
          <text:p/>
        </draw:connector>
        <draw:custom-shape draw:style-name="gr3" draw:text-style-name="P2" draw:layer="layout" svg:width="4cm" svg:height="17.4cm" svg:x="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cm" svg:height="0.6cm" svg:x="3cm" svg:y="2.4cm">
          <text:p>empty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2cm" svg:height="0.6cm" svg:x="3cm" svg:y="4.4cm">
          <text:p>bootprefix.j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2cm" svg:height="0.6cm" svg:x="3cm" svg:y="6.4cm">
          <text:p>boot.j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conector_5f_sin_5f_flecha" draw:layer="layout" svg:x1="4cm" svg:y1="3cm" svg:x2="4cm" svg:y2="4.4cm" draw:start-shape="id2" draw:start-glue-point="2" draw:end-shape="id3" draw:end-glue-point="0" svg:d="M4000 3000v1400" svg:viewBox="0 0 1 1401">
          <text:p/>
        </draw:connector>
        <draw:connector draw:style-name="conector_5f_sin_5f_flecha" draw:layer="layout" svg:x1="4cm" svg:y1="5cm" svg:x2="4cm" svg:y2="6.4cm" draw:start-shape="id3" draw:start-glue-point="2" draw:end-shape="id1" draw:end-glue-point="0" svg:d="M4000 5000v1400" svg:viewBox="0 0 1 1401">
          <text:p/>
        </draw:connector>
        <draw:custom-shape draw:style-name="gr6" draw:text-style-name="P4" draw:layer="layout" svg:width="8cm" svg:height="17.4cm" svg:x="6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6" draw:id="id16" draw:layer="layout" svg:width="6cm" svg:height="0.6cm" svg:x="7cm" svg:y="18.4cm">
          <text:p>Tagged with $:/tags/StartupActi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9" draw:id="id9" draw:layer="layout" svg:width="6cm" svg:height="0.6cm" svg:x="7cm" svg:y="11.4cm">
          <text:p>$:/core/modules/startup/rootwidget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6" draw:id="id6" draw:layer="layout" svg:width="6cm" svg:height="0.6cm" svg:x="7cm" svg:y="8.4cm">
          <text:p>$:/core/modules/startup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10" draw:id="id10" draw:layer="layout" svg:width="6cm" svg:height="0.6cm" svg:x="7cm" svg:y="12.4cm">
          <text:p>$:/core/modules/startup/story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4" draw:id="id4" draw:layer="layout" svg:width="6cm" svg:height="0.6cm" svg:x="7cm" svg:y="6.4cm">
          <text:p>$:/core/modules/startup/load-modules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13" draw:id="id13" draw:layer="layout" svg:width="6cm" svg:height="0.6cm" svg:x="7cm" svg:y="15.4cm">
          <text:p>$:/core/modules/browser-messaging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14" draw:id="id14" draw:layer="layout" svg:width="6cm" svg:height="0.6cm" svg:x="7cm" svg:y="16.4cm">
          <text:p>$:/core/modules/startup/commands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15" draw:id="id15" draw:layer="layout" svg:width="6cm" svg:height="0.6cm" svg:x="7cm" svg:y="17.4cm">
          <text:p>$:/core/modules/startup/CSSescape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7" draw:id="id7" draw:layer="layout" svg:width="6cm" svg:height="0.6cm" svg:x="7cm" svg:y="9.4cm">
          <text:p>$:/core/modules/startup/favicon.j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5" draw:id="id5" draw:layer="layout" svg:width="6cm" svg:height="0.6cm" svg:x="7cm" svg:y="7.4cm">
          <text:p>$:/core/modules/startup/info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8" draw:id="id8" draw:layer="layout" svg:width="6cm" svg:height="0.6cm" svg:x="7cm" svg:y="10.4cm">
          <text:p>$:/core/modules/startup/password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11" draw:id="id11" draw:layer="layout" svg:width="6cm" svg:height="0.6cm" svg:x="7cm" svg:y="13.4cm">
          <text:p>$:/core/modules/startup/render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12" draw:id="id12" draw:layer="layout" svg:width="6cm" svg:height="0.6cm" svg:x="7cm" svg:y="14.4cm">
          <text:p>$:/core/modules/startup/windows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ector_5f_sin_5f_flecha" draw:layer="layout" svg:x1="10cm" svg:y1="7cm" svg:x2="10cm" svg:y2="7.4cm" draw:start-shape="id4" draw:start-glue-point="2" draw:end-shape="id5" draw:end-glue-point="0" svg:d="M10000 7000v400" svg:viewBox="0 0 1 401">
          <text:p/>
        </draw:connector>
        <draw:connector draw:style-name="conector_5f_sin_5f_flecha" draw:layer="layout" svg:x1="10cm" svg:y1="8cm" svg:x2="10cm" svg:y2="8.4cm" draw:start-shape="id5" draw:start-glue-point="2" draw:end-shape="id6" draw:end-glue-point="0" svg:d="M10000 8000v400" svg:viewBox="0 0 1 401">
          <text:p/>
        </draw:connector>
        <draw:connector draw:style-name="conector_5f_sin_5f_flecha" draw:layer="layout" svg:x1="10cm" svg:y1="9cm" svg:x2="10cm" svg:y2="9.4cm" draw:start-shape="id6" draw:start-glue-point="2" draw:end-shape="id7" draw:end-glue-point="0" svg:d="M10000 9000v400" svg:viewBox="0 0 1 401">
          <text:p/>
        </draw:connector>
        <draw:connector draw:style-name="conector_5f_sin_5f_flecha" draw:layer="layout" svg:x1="10cm" svg:y1="10cm" svg:x2="10cm" svg:y2="10.4cm" draw:start-shape="id7" draw:start-glue-point="2" draw:end-shape="id8" draw:end-glue-point="0" svg:d="M10000 10000v400" svg:viewBox="0 0 1 401">
          <text:p/>
        </draw:connector>
        <draw:connector draw:style-name="conector_5f_sin_5f_flecha" draw:layer="layout" svg:x1="10cm" svg:y1="11cm" svg:x2="10cm" svg:y2="11.4cm" draw:start-shape="id8" draw:start-glue-point="2" draw:end-shape="id9" draw:end-glue-point="0" svg:d="M10000 11000v400" svg:viewBox="0 0 1 401">
          <text:p/>
        </draw:connector>
        <draw:connector draw:style-name="conector_5f_sin_5f_flecha" draw:layer="layout" svg:x1="10cm" svg:y1="12cm" svg:x2="10cm" svg:y2="12.4cm" draw:start-shape="id9" draw:start-glue-point="2" draw:end-shape="id10" draw:end-glue-point="0" svg:d="M10000 12000v400" svg:viewBox="0 0 1 401">
          <text:p/>
        </draw:connector>
        <draw:connector draw:style-name="conector_5f_sin_5f_flecha" draw:layer="layout" svg:x1="10cm" svg:y1="13cm" svg:x2="10cm" svg:y2="13.4cm" draw:start-shape="id10" draw:start-glue-point="2" draw:end-shape="id11" draw:end-glue-point="0" svg:d="M10000 13000v400" svg:viewBox="0 0 1 401">
          <text:p/>
        </draw:connector>
        <draw:connector draw:style-name="conector_5f_sin_5f_flecha" draw:layer="layout" svg:x1="10cm" svg:y1="14cm" svg:x2="10cm" svg:y2="14.4cm" draw:start-shape="id11" draw:start-glue-point="2" draw:end-shape="id12" draw:end-glue-point="0" svg:d="M10000 14000v400" svg:viewBox="0 0 1 401">
          <text:p/>
        </draw:connector>
        <draw:connector draw:style-name="conector_5f_sin_5f_flecha" draw:layer="layout" svg:x1="10cm" svg:y1="15cm" svg:x2="10cm" svg:y2="15.4cm" draw:start-shape="id12" draw:start-glue-point="2" draw:end-shape="id13" draw:end-glue-point="0" svg:d="M10000 15000v400" svg:viewBox="0 0 1 401">
          <text:p/>
        </draw:connector>
        <draw:connector draw:style-name="conector_5f_sin_5f_flecha" draw:layer="layout" svg:x1="10cm" svg:y1="16cm" svg:x2="10cm" svg:y2="16.4cm" draw:start-shape="id13" draw:start-glue-point="2" draw:end-shape="id14" draw:end-glue-point="0" svg:d="M10000 16000v400" svg:viewBox="0 0 1 401">
          <text:p/>
        </draw:connector>
        <draw:connector draw:style-name="conector_5f_sin_5f_flecha" draw:layer="layout" svg:x1="10cm" svg:y1="17cm" svg:x2="10cm" svg:y2="17.4cm" draw:start-shape="id14" draw:start-glue-point="2" draw:end-shape="id15" draw:end-glue-point="0" svg:d="M10000 17000v400" svg:viewBox="0 0 1 401">
          <text:p/>
        </draw:connector>
        <draw:connector draw:style-name="conector_5f_sin_5f_flecha" draw:layer="layout" svg:x1="10cm" svg:y1="18cm" svg:x2="10cm" svg:y2="18.4cm" draw:start-shape="id15" draw:start-glue-point="2" draw:end-shape="id16" draw:end-glue-point="0" svg:d="M10000 18000v400" svg:viewBox="0 0 1 401">
          <text:p/>
        </draw:connector>
      </draw:page>
      <draw:page draw:name="page2" draw:style-name="dp1" draw:master-page-name="Predeterminado">
        <draw:custom-shape draw:style-name="gr9" draw:text-style-name="P2" draw:layer="layout" svg:width="2cm" svg:height="21cm" svg:x="2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cm" svg:height="21cm" svg:x="4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cm" svg:height="21cm" svg:x="10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17" draw:id="id17" draw:layer="layout" svg:width="1cm" svg:height="0.4cm" svg:x="4.2cm" svg:y="2.6cm">
          <text:p>$t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9" draw:layer="layout" svg:x1="2cm" svg:y1="2cm" svg:x2="2cm" svg:y2="11cm">
          <text:p/>
        </draw:line>
        <draw:line draw:style-name="gr13" draw:text-style-name="P9" draw:layer="layout" svg:x1="10cm" svg:y1="2cm" svg:x2="10cm" svg:y2="23cm">
          <text:p/>
        </draw:line>
        <draw:line draw:style-name="gr13" draw:text-style-name="P9" draw:layer="layout" svg:x1="2cm" svg:y1="2cm" svg:x2="2cm" svg:y2="23cm">
          <text:p/>
        </draw:line>
        <draw:line draw:style-name="gr13" draw:text-style-name="P9" draw:layer="layout" svg:x1="4cm" svg:y1="2cm" svg:x2="4cm" svg:y2="23cm">
          <text:p/>
        </draw:line>
        <draw:custom-shape draw:style-name="gr14" draw:text-style-name="P1" draw:layer="layout" svg:width="2cm" svg:height="0.4cm" svg:x="2cm" svg:y="1.6cm">
          <text:p>empty.html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cm" svg:height="0.4cm" svg:x="4cm" svg:y="1.6cm">
          <text:p>Bootprefix.j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cm" svg:height="0.4cm" svg:x="10cm" svg:y="1.6cm">
          <text:p>Boot.js</text:p>
          <draw:enhanced-geometry svg:viewBox="0 0 21600 21600" draw:type="rectangle" draw:enhanced-path="M 0 0 L 21600 0 21600 21600 0 21600 0 0 Z N"/>
        </draw:custom-shape>
        <draw:custom-shape draw:style-name="gr16" xml:id="id18" draw:id="id18" draw:layer="layout" svg:width="2.2cm" svg:height="0.4cm" svg:x="5.2cm" svg:y="6.8cm">
          <text:p>boo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layer="layout" svg:x1="4.7cm" svg:y1="3cm" svg:x2="5.2cm" svg:y2="7cm" draw:start-shape="id17" draw:start-glue-point="2" draw:end-shape="id18" draw:end-glue-point="3" svg:d="M4700 3000v1901h-1v2099h501" svg:viewBox="0 0 502 4001">
          <text:p/>
        </draw:connector>
        <draw:connector draw:style-name="gr17" draw:layer="layout" svg:x1="4.7cm" svg:y1="3cm" svg:x2="5.2cm" svg:y2="4cm" draw:start-shape="id17" draw:start-glue-point="2" draw:end-shape="id19" draw:end-glue-point="3" svg:d="M4700 3000v1000h500" svg:viewBox="0 0 501 1001">
          <text:p/>
        </draw:connector>
        <draw:connector draw:style-name="gr17" draw:layer="layout" svg:x1="4.7cm" svg:y1="3cm" svg:x2="5.2cm" svg:y2="3.4cm" draw:start-shape="id17" draw:start-glue-point="2" draw:end-shape="id20" draw:end-glue-point="3" svg:d="M4700 3000v400h500" svg:viewBox="0 0 501 401">
          <text:p/>
        </draw:connector>
        <draw:connector draw:style-name="gr17" draw:layer="layout" svg:x1="4.7cm" svg:y1="3cm" svg:x2="5.2cm" svg:y2="4.6cm" draw:start-shape="id17" draw:start-glue-point="2" draw:end-shape="id21" draw:end-glue-point="3" svg:d="M4700 3000v701h-1v899h501" svg:viewBox="0 0 502 1601">
          <text:p/>
        </draw:connector>
        <draw:custom-shape draw:style-name="gr16" xml:id="id19" draw:id="id19" draw:layer="layout" svg:width="2.2cm" svg:height="0.4cm" svg:x="5.2cm" svg:y="3.8cm">
          <text:p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xml:id="id20" draw:id="id20" draw:layer="layout" svg:width="2.2cm" svg:height="0.4cm" svg:x="5.2cm" svg:y="3.2cm">
          <text:p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xml:id="id21" draw:id="id21" draw:layer="layout" svg:width="2.2cm" svg:height="0.4cm" svg:x="5.2cm" svg:y="4.4cm">
          <text:p>nodeWebK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xml:id="id22" draw:id="id22" draw:layer="layout" svg:width="2.2cm" svg:height="0.4cm" svg:x="5.2cm" svg:y="5cm">
          <text:p>modu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layer="layout" svg:x1="4.7cm" svg:y1="3cm" svg:x2="5.2cm" svg:y2="5.2cm" draw:start-shape="id17" draw:start-glue-point="2" draw:end-shape="id22" draw:end-glue-point="3" svg:d="M4700 3000v1001h-1v1199h501" svg:viewBox="0 0 502 2201">
          <text:p/>
        </draw:connector>
        <draw:custom-shape draw:style-name="gr16" xml:id="id23" draw:id="id23" draw:layer="layout" svg:width="2.2cm" svg:height="0.4cm" svg:x="5.2cm" svg:y="5.6cm">
          <text:p>preloadtid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layer="layout" svg:x1="4.7cm" svg:y1="3cm" svg:x2="5.2cm" svg:y2="5.8cm" draw:start-shape="id17" draw:start-glue-point="2" draw:end-shape="id23" draw:end-glue-point="3" svg:d="M4700 3000v1301h-1v1499h501" svg:viewBox="0 0 502 2801">
          <text:p/>
        </draw:connector>
        <draw:custom-shape draw:style-name="gr16" xml:id="id24" draw:id="id24" draw:layer="layout" svg:width="2.2cm" svg:height="0.4cm" svg:x="5.2cm" svg:y="6.2cm">
          <text:p>preloadtiddlerArr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layer="layout" svg:x1="4.7cm" svg:y1="3cm" svg:x2="5.2cm" svg:y2="6.4cm" draw:start-shape="id17" draw:start-glue-point="2" draw:end-shape="id24" draw:end-glue-point="3" svg:d="M4700 3000v1601h-1v1799h501" svg:viewBox="0 0 502 3401">
          <text:p/>
        </draw:connector>
        <draw:custom-shape draw:style-name="gr18" xml:id="id25" draw:id="id25" draw:layer="layout" svg:width="2.8cm" svg:height="0.4cm" svg:x="11cm" svg:y="19.4cm">
          <text:p>uti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layer="layout" svg:x1="4.7cm" svg:y1="3cm" svg:x2="11cm" svg:y2="19.6cm" draw:start-shape="id17" draw:start-glue-point="2" draw:end-shape="id25" draw:end-glue-point="3" svg:d="M4700 3000v16600h6300" svg:viewBox="0 0 6301 16601">
          <text:p/>
        </draw:connector>
        <draw:line draw:style-name="gr13" draw:text-style-name="P9" draw:layer="layout" svg:x1="16cm" svg:y1="2cm" svg:x2="16cm" svg:y2="23cm">
          <text:p/>
        </draw:line>
        <draw:custom-shape draw:style-name="gr19" draw:text-style-name="P10" xml:id="id26" draw:id="id26" draw:layer="layout" svg:width="0.2cm" svg:height="0.2cm" svg:x="2.9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linea_5f_negra_5f_flecha_5f_pequeña" draw:layer="layout" draw:type="line" svg:x1="3.1cm" svg:y1="2.8cm" svg:x2="4.2cm" svg:y2="2.8cm" draw:start-shape="id26" draw:start-glue-point="10" draw:end-shape="id17" draw:end-glue-point="3" svg:d="M3100 2800h1100" svg:viewBox="0 0 1101 1">
          <text:p/>
        </draw:connector>
        <draw:custom-shape draw:style-name="gr20" xml:id="id27" draw:id="id27" draw:layer="layout" svg:width="3cm" svg:height="0.4cm" svg:x="12.8cm" svg:y="20cm">
          <text:p>decry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xml:id="id28" draw:id="id28" draw:layer="layout" svg:width="3cm" svg:height="0.4cm" svg:x="12.8cm" svg:y="20.6cm">
          <text:p>encry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xml:id="id29" draw:id="id29" draw:layer="layout" svg:width="3cm" svg:height="0.4cm" svg:x="12.8cm" svg:y="21.2cm">
          <text:p>has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xml:id="id30" draw:id="id30" draw:layer="layout" svg:width="3cm" svg:height="0.4cm" svg:x="12.8cm" svg:y="21.8cm">
          <text:p>set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xml:id="id31" draw:id="id31" draw:layer="layout" svg:width="3cm" svg:height="0.4cm" svg:x="12.8cm" svg:y="22.4cm">
          <text:p>updateCryptoStateTid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50" draw:id="id50" draw:layer="layout" svg:width="2.8cm" svg:height="0.4cm" svg:x="11cm" svg:y="7.4cm">
          <text:p>addIndex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49" draw:id="id49" draw:layer="layout" svg:width="2.8cm" svg:height="0.4cm" svg:x="11cm" svg:y="8cm">
          <text:p>addTid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48" draw:id="id48" draw:layer="layout" svg:width="2.8cm" svg:height="0.4cm" svg:x="11cm" svg:y="8.6cm">
          <text:p>allShadowTit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47" draw:id="id47" draw:layer="layout" svg:width="2.8cm" svg:height="0.4cm" svg:x="11cm" svg:y="9.2cm">
          <text:p>allTit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46" draw:id="id46" draw:layer="layout" svg:width="2.8cm" svg:height="0.4cm" svg:x="11cm" svg:y="9.8cm">
          <text:p>deleteTid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45" draw:id="id45" draw:layer="layout" svg:width="2.8cm" svg:height="0.4cm" svg:x="11cm" svg:y="10.4cm">
          <text:p>e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44" draw:id="id44" draw:layer="layout" svg:width="2.8cm" svg:height="0.4cm" svg:x="11cm" svg:y="11cm">
          <text:p>eachSha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43" draw:id="id43" draw:layer="layout" svg:width="2.8cm" svg:height="0.4cm" svg:x="11cm" svg:y="11.6cm">
          <text:p>eachShadowPlusTid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42" draw:id="id42" draw:layer="layout" svg:width="2.8cm" svg:height="0.4cm" svg:x="11cm" svg:y="12.2cm">
          <text:p>eachTiddlerPlusShado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41" draw:id="id41" draw:layer="layout" svg:width="2.8cm" svg:height="0.4cm" svg:x="11cm" svg:y="12.8cm">
          <text:p>getIndex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36" draw:id="id36" draw:layer="layout" svg:width="2.8cm" svg:height="0.4cm" svg:x="11cm" svg:y="15.8cm">
          <text:p>isShadowTd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39" draw:id="id39" draw:layer="layout" svg:width="2.8cm" svg:height="0.4cm" svg:x="11cm" svg:y="14cm">
          <text:p>getPluginTyp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38" draw:id="id38" draw:layer="layout" svg:width="2.8cm" svg:height="0.4cm" svg:x="11cm" svg:y="14.6cm">
          <text:p>gettShadow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37" draw:id="id37" draw:layer="layout" svg:width="2.8cm" svg:height="0.4cm" svg:x="11cm" svg:y="15.2cm">
          <text:p>getTid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xml:id="id40" draw:id="id40" draw:layer="layout" svg:width="2.799cm" svg:height="0.4cm" svg:x="11.001cm" svg:y="13.401cm">
          <text:p>getPlugin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32" draw:id="id32" draw:layer="layout" svg:width="2.8cm" svg:height="0.4cm" svg:x="11cm" svg:y="18.2cm">
          <text:p>unpackPluginTidd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34" draw:id="id34" draw:layer="layout" svg:width="2.8cm" svg:height="0.4cm" svg:x="11cm" svg:y="17cm">
          <text:p>registerPluginTidd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33" draw:id="id33" draw:layer="layout" svg:width="2.8cm" svg:height="0.4cm" svg:x="11cm" svg:y="17.6cm">
          <text:p>tiddlerExi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51" draw:id="id51" draw:layer="layout" svg:width="2.8cm" svg:height="0.4cm" svg:x="11cm" svg:y="18.8cm">
          <text:p>unregisterPluginTidd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xml:id="id35" draw:id="id35" draw:layer="layout" svg:width="2.799cm" svg:height="0.4cm" svg:x="11.001cm" svg:y="16.401cm">
          <text:p>readPlugin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layer="layout" svg:x1="12.4cm" svg:y1="19.8cm" svg:x2="12.8cm" svg:y2="20.2cm" draw:end-shape="id27" draw:end-glue-point="3" svg:d="M12400 19800h-101v400h501" svg:viewBox="0 0 502 401">
          <text:p/>
        </draw:connector>
        <draw:connector draw:style-name="gr17" draw:layer="layout" svg:x1="12.4cm" svg:y1="19.8cm" svg:x2="12.8cm" svg:y2="20.8cm" draw:end-shape="id28" draw:end-glue-point="3" svg:d="M12400 19800h-101v1000h501" svg:viewBox="0 0 502 1001">
          <text:p/>
        </draw:connector>
        <draw:connector draw:style-name="gr17" draw:layer="layout" svg:x1="12.4cm" svg:y1="19.8cm" svg:x2="12.8cm" svg:y2="21.4cm" draw:end-shape="id29" draw:end-glue-point="3" svg:d="M12400 19800h-101v1600h501" svg:viewBox="0 0 502 1601">
          <text:p/>
        </draw:connector>
        <draw:connector draw:style-name="gr17" draw:layer="layout" svg:x1="12.4cm" svg:y1="19.8cm" svg:x2="12.8cm" svg:y2="22cm" draw:end-shape="id30" draw:end-glue-point="3" svg:d="M12400 19800h-101v2200h501" svg:viewBox="0 0 502 2201">
          <text:p/>
        </draw:connector>
        <draw:connector draw:style-name="gr17" draw:layer="layout" svg:x1="12.4cm" svg:y1="19.8cm" svg:x2="12.8cm" svg:y2="22.6cm" draw:end-shape="id31" draw:end-glue-point="3" svg:d="M12400 19800h-101v2800h501" svg:viewBox="0 0 502 2801">
          <text:p/>
        </draw:connector>
        <draw:connector draw:style-name="gr17" draw:layer="layout" svg:x1="6.3cm" svg:y1="7.2cm" svg:x2="11cm" svg:y2="18.4cm" draw:start-shape="id18" draw:start-glue-point="2" draw:end-shape="id32" draw:end-glue-point="3" svg:d="M6300 7200v11200h4700" svg:viewBox="0 0 4701 11201">
          <text:p/>
        </draw:connector>
        <draw:connector draw:style-name="gr17" draw:layer="layout" svg:x1="6.3cm" svg:y1="7.2cm" svg:x2="11cm" svg:y2="17.8cm" draw:start-shape="id18" draw:start-glue-point="2" draw:end-shape="id33" draw:end-glue-point="3" svg:d="M6300 7200v10600h4700" svg:viewBox="0 0 4701 10601">
          <text:p/>
        </draw:connector>
        <draw:connector draw:style-name="gr17" draw:layer="layout" svg:x1="6.3cm" svg:y1="7.2cm" svg:x2="11cm" svg:y2="17.2cm" draw:start-shape="id18" draw:start-glue-point="2" draw:end-shape="id34" draw:end-glue-point="3" svg:d="M6300 7200v10000h4700" svg:viewBox="0 0 4701 10001">
          <text:p/>
        </draw:connector>
        <draw:connector draw:style-name="gr17" draw:layer="layout" svg:x1="6.3cm" svg:y1="7.2cm" svg:x2="11.001cm" svg:y2="16.601cm" draw:start-shape="id18" draw:start-glue-point="2" draw:end-shape="id35" draw:end-glue-point="3" svg:d="M6300 7200v9401h4701" svg:viewBox="0 0 4702 9402">
          <text:p/>
        </draw:connector>
        <draw:connector draw:style-name="gr17" draw:layer="layout" svg:x1="6.3cm" svg:y1="7.2cm" svg:x2="11cm" svg:y2="16cm" draw:start-shape="id18" draw:start-glue-point="2" draw:end-shape="id36" draw:end-glue-point="3" svg:d="M6300 7200v8800h4700" svg:viewBox="0 0 4701 8801">
          <text:p/>
        </draw:connector>
        <draw:connector draw:style-name="gr17" draw:layer="layout" svg:x1="6.3cm" svg:y1="7.2cm" svg:x2="11cm" svg:y2="15.4cm" draw:start-shape="id18" draw:start-glue-point="2" draw:end-shape="id37" draw:end-glue-point="3" svg:d="M6300 7200v8200h4700" svg:viewBox="0 0 4701 8201">
          <text:p/>
        </draw:connector>
        <draw:connector draw:style-name="gr17" draw:layer="layout" svg:x1="6.3cm" svg:y1="7.2cm" svg:x2="11cm" svg:y2="14.8cm" draw:start-shape="id18" draw:start-glue-point="2" draw:end-shape="id38" draw:end-glue-point="3" svg:d="M6300 7200v7600h4700" svg:viewBox="0 0 4701 7601">
          <text:p/>
        </draw:connector>
        <draw:connector draw:style-name="gr17" draw:layer="layout" svg:x1="6.3cm" svg:y1="7.2cm" svg:x2="11cm" svg:y2="14.2cm" draw:start-shape="id18" draw:start-glue-point="2" draw:end-shape="id39" draw:end-glue-point="3" svg:d="M6300 7200v7000h4700" svg:viewBox="0 0 4701 7001">
          <text:p/>
        </draw:connector>
        <draw:connector draw:style-name="gr17" draw:layer="layout" svg:x1="6.3cm" svg:y1="7.2cm" svg:x2="11.001cm" svg:y2="13.601cm" draw:start-shape="id18" draw:start-glue-point="2" draw:end-shape="id40" draw:end-glue-point="3" svg:d="M6300 7200v6401h4701" svg:viewBox="0 0 4702 6402">
          <text:p/>
        </draw:connector>
        <draw:connector draw:style-name="gr17" draw:layer="layout" svg:x1="6.3cm" svg:y1="7.2cm" svg:x2="11cm" svg:y2="13cm" draw:start-shape="id18" draw:start-glue-point="2" draw:end-shape="id41" draw:end-glue-point="3" svg:d="M6300 7200v5800h4700" svg:viewBox="0 0 4701 5801">
          <text:p/>
        </draw:connector>
        <draw:connector draw:style-name="gr17" draw:layer="layout" svg:x1="6.3cm" svg:y1="7.2cm" svg:x2="11cm" svg:y2="12.4cm" draw:start-shape="id18" draw:start-glue-point="2" draw:end-shape="id42" draw:end-glue-point="3" svg:d="M6300 7200v5200h4700" svg:viewBox="0 0 4701 5201">
          <text:p/>
        </draw:connector>
        <draw:connector draw:style-name="gr17" draw:layer="layout" svg:x1="6.3cm" svg:y1="7.2cm" svg:x2="11cm" svg:y2="11.8cm" draw:start-shape="id18" draw:start-glue-point="2" draw:end-shape="id43" draw:end-glue-point="3" svg:d="M6300 7200v4600h4700" svg:viewBox="0 0 4701 4601">
          <text:p/>
        </draw:connector>
        <draw:connector draw:style-name="gr17" draw:layer="layout" svg:x1="6.3cm" svg:y1="7.2cm" svg:x2="11cm" svg:y2="11.2cm" draw:start-shape="id18" draw:start-glue-point="2" draw:end-shape="id44" draw:end-glue-point="3" svg:d="M6300 7200v4000h4700" svg:viewBox="0 0 4701 4001">
          <text:p/>
        </draw:connector>
        <draw:connector draw:style-name="gr17" draw:layer="layout" svg:x1="6.3cm" svg:y1="7.2cm" svg:x2="11cm" svg:y2="10.6cm" draw:start-shape="id18" draw:start-glue-point="2" draw:end-shape="id45" draw:end-glue-point="3" svg:d="M6300 7200v3400h4700" svg:viewBox="0 0 4701 3401">
          <text:p/>
        </draw:connector>
        <draw:connector draw:style-name="gr17" draw:layer="layout" svg:x1="6.3cm" svg:y1="7.2cm" svg:x2="11cm" svg:y2="10cm" draw:start-shape="id18" draw:start-glue-point="2" draw:end-shape="id46" draw:end-glue-point="3" svg:d="M6300 7200v2800h4700" svg:viewBox="0 0 4701 2801">
          <text:p/>
        </draw:connector>
        <draw:connector draw:style-name="gr17" draw:layer="layout" svg:x1="6.3cm" svg:y1="7.2cm" svg:x2="11cm" svg:y2="9.4cm" draw:start-shape="id18" draw:start-glue-point="2" draw:end-shape="id47" draw:end-glue-point="3" svg:d="M6300 7200v2200h4700" svg:viewBox="0 0 4701 2201">
          <text:p/>
        </draw:connector>
        <draw:connector draw:style-name="gr17" draw:layer="layout" svg:x1="6.3cm" svg:y1="7.2cm" svg:x2="11cm" svg:y2="8.8cm" draw:start-shape="id18" draw:start-glue-point="2" draw:end-shape="id48" draw:end-glue-point="3" svg:d="M6300 7200v1600h4700" svg:viewBox="0 0 4701 1601">
          <text:p/>
        </draw:connector>
        <draw:connector draw:style-name="gr17" draw:layer="layout" svg:x1="6.3cm" svg:y1="7.2cm" svg:x2="11cm" svg:y2="8.2cm" draw:start-shape="id18" draw:start-glue-point="2" draw:end-shape="id49" draw:end-glue-point="3" svg:d="M6300 7200v1000h4700" svg:viewBox="0 0 4701 1001">
          <text:p/>
        </draw:connector>
        <draw:connector draw:style-name="gr17" draw:layer="layout" draw:line-skew="-0.102cm -0.001cm" svg:x1="6.3cm" svg:y1="7.2cm" svg:x2="11cm" svg:y2="7.6cm" draw:start-shape="id18" draw:start-glue-point="2" draw:end-shape="id50" draw:end-glue-point="3" svg:d="M6300 7200v400h2900 1800" svg:viewBox="0 0 4701 401">
          <text:p/>
        </draw:connector>
        <draw:connector draw:style-name="gr17" draw:layer="layout" svg:x1="6.3cm" svg:y1="7.2cm" svg:x2="11cm" svg:y2="19cm" draw:start-shape="id18" draw:start-glue-point="2" draw:end-shape="id51" draw:end-glue-point="3" svg:d="M6300 7200v11800h4700" svg:viewBox="0 0 4701 118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1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4" draw:display-name="Gradient 4" draw:style="linear" draw:start-color="#ffffff" draw:end-color="#999999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6" draw:display-name="Gradient 6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cm" fo:min-width="6.6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queño" style:family="graphic" style:parent-style-name="standard">
      <style:graphic-properties draw:stroke-dash="Dash_20_1" svg:stroke-color="#000000" draw:fill="none" draw:fill-gradient-name="Gradient_20_6" draw:fill-hatch-name="Hatching_20_91" draw:fill-image-name="Bitmap_20_2" draw:textarea-horizontal-align="justify" draw:textarea-vertical-align="middle" draw:auto-grow-height="false" fo:min-height="0.292cm" fo:min-width="1.442cm"/>
      <style:paragraph-properties fo:text-align="center"/>
      <style:text-properties style:font-name="Liberation Sans Narrow1" fo:font-family="'Liberation Sans Narrow'" style:font-family-generic="swiss" style:font-pitch="variable" fo:font-size="8pt"/>
    </style:style>
    <style:style style:name="amarillo" style:family="graphic" style:parent-style-name="pequeño">
      <style:graphic-properties svg:stroke-color="#acb20c" draw:fill="solid" draw:fill-color="#ffffa6"/>
    </style:style>
    <style:style style:name="verde" style:family="graphic" style:parent-style-name="pequeño">
      <style:graphic-properties svg:stroke-color="#468a1a" draw:fill="solid" draw:fill-color="#bcf8ad"/>
    </style:style>
    <style:style style:name="azul" style:family="graphic" style:parent-style-name="pequeño">
      <style:graphic-properties svg:stroke-color="#212e93" draw:fill="solid" draw:fill-color="#becbff"/>
    </style:style>
    <style:style style:name="linea_5f_negra_5f_flecha_5f_pequeña" style:display-name="linea_negra_flecha_pequeña" style:family="graphic" style:parent-style-name="objectwithoutfill">
      <style:graphic-properties draw:stroke="solid" svg:stroke-color="#000000" draw:marker-end="Symmetric_20_Arrow" draw:marker-end-width="0.3cm" draw:fill="solid" draw:textarea-vertical-align="middle"/>
      <style:paragraph-properties fo:text-align="center"/>
    </style:style>
    <style:style style:name="conector_5f_sin_5f_flecha" style:display-name="conector_sin_flecha" style:family="graphic" style:parent-style-name="objectwithoutfill">
      <style:graphic-properties draw:stroke="solid" draw:stroke-dash="Dash_20_1" svg:stroke-color="#808080" draw:marker-end-width="0.3cm" draw:fill="solid" draw:fill-color="#729fcf" draw:fill-gradient-name="Gradient_20_5" draw:fill-hatch-name="Hatching_20_91" draw:fill-image-name="Bitmap_20_1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Kewapo wapo</meta:initial-creator>
    <meta:creation-date>2020-01-09T09:18:53.206000000</meta:creation-date>
    <dc:date>2020-01-10T12:36:04.468000000</dc:date>
    <dc:creator>Kewapo wapo</dc:creator>
    <meta:editing-duration>PT3H34M41S</meta:editing-duration>
    <meta:editing-cycles>16</meta:editing-cycles>
    <meta:generator>LibreOffice/6.3.3.2$Windows_x86 LibreOffice_project/a64200df03143b798afd1ec74a12ab50359878ed</meta:generator>
    <meta:document-statistic meta:object-count="115"/>
  </office:meta>
</office:document-meta>
</file>